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3" style:parent-style-name="NoSpacing" style:family="paragraph">
      <style:paragraph-properties>
        <style:tab-stops>
          <style:tab-stop style:type="center" style:position="3.75in"/>
          <style:tab-stop style:type="right" style:position="7.5in"/>
        </style:tab-stops>
      </style:paragraph-properties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Hyperlink" style:family="text">
      <style:text-properties style:font-name="Times New Roman" style:font-name-complex="Times New Roman" style:use-window-font-color="true" style:text-underline-type="none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Hyperlink" style:family="text">
      <style:text-properties style:font-name="Times New Roman" style:font-name-complex="Times New Roman" style:use-window-font-color="true" style:text-underline-type="none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P11" style:parent-style-name="NoSpacing" style:family="paragraph">
      <style:paragraph-properties>
        <style:tab-stops>
          <style:tab-stop style:type="center" style:position="3.75in"/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12" style:parent-style-name="NoSpacing" style:family="paragraph">
      <style:paragraph-properties>
        <style:tab-stops>
          <style:tab-stop style:type="center" style:position="3.75in"/>
          <style:tab-stop style:type="right" style:position="7.5in"/>
        </style:tab-stops>
      </style:paragraph-properties>
      <style:text-properties style:font-name="Times New Roman" style:font-name-complex="Times New Roman" fo:font-size="6pt" style:font-size-asian="6pt"/>
    </style:style>
    <style:style style:name="P13" style:parent-style-name="NoSpacing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/>
    </style:style>
    <style:style style:name="P14" style:parent-style-name="NoSpacing" style:family="paragraph">
      <style:text-properties style:font-name="Times New Roman" style:font-name-complex="Times New Roman"/>
    </style:style>
    <style:style style:name="P15" style:parent-style-name="NoSpacing" style:family="paragraph">
      <style:text-properties style:font-name="Times New Roman" style:font-name-complex="Times New Roman" fo:font-size="6pt" style:font-size-asian="6pt"/>
    </style:style>
    <style:style style:name="P16" style:parent-style-name="NoSpacing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/>
    </style:style>
    <style:style style:name="P17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18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19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20" style:parent-style-name="NoSpacing" style:family="paragraph">
      <style:text-properties style:font-name="Times New Roman" style:font-name-complex="Times New Roman" fo:font-size="6pt" style:font-size-asian="6pt"/>
    </style:style>
    <style:style style:name="P21" style:parent-style-name="NoSpacing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/>
    </style:style>
    <style:style style:name="P22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23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24" style:parent-style-name="NoSpacing" style:list-style-name="LFO14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25" style:parent-style-name="NoSpacing" style:list-style-name="LFO14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26" style:parent-style-name="NoSpacing" style:list-style-name="LFO14" style:family="paragraph">
      <style:paragraph-properties fo:line-height="115%"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27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28" style:parent-style-name="NoSpacing" style:family="paragraph">
      <style:paragraph-properties>
        <style:tab-stops>
          <style:tab-stop style:type="right" style:position="7.5in"/>
        </style:tab-stops>
      </style:paragraph-properties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P34" style:parent-style-name="NoSpacing" style:list-style-name="LFO13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35" style:parent-style-name="NoSpacing" style:list-style-name="LFO13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36" style:parent-style-name="NoSpacing" style:list-style-name="LFO13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37" style:parent-style-name="NoSpacing" style:list-style-name="LFO13" style:family="paragraph">
      <style:paragraph-properties fo:line-height="115%"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38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39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40" style:parent-style-name="NoSpacing" style:list-style-name="LFO12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41" style:parent-style-name="NoSpacing" style:list-style-name="LFO12" style:family="paragraph">
      <style:paragraph-properties fo:line-height="115%"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42" style:parent-style-name="NoSpacing" style:family="paragraph">
      <style:paragraph-properties>
        <style:tab-stops>
          <style:tab-stop style:type="right" style:position="7.5in"/>
        </style:tab-stops>
      </style:paragraph-properties>
    </style:style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T45" style:parent-style-name="lrzxr" style:family="text">
      <style:text-properties style:font-name="Times New Roman" style:font-name-complex="Times New Roman"/>
    </style:style>
    <style:style style:name="P46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47" style:parent-style-name="NoSpacing" style:list-style-name="LFO15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48" style:parent-style-name="NoSpacing" style:list-style-name="LFO15" style:family="paragraph">
      <style:text-properties style:font-name="Times New Roman" style:font-name-complex="Times New Roman"/>
    </style:style>
    <style:style style:name="P49" style:parent-style-name="NoSpacing" style:list-style-name="LFO8" style:family="paragraph">
      <style:text-properties style:font-name="Times New Roman" style:font-name-complex="Times New Roman"/>
    </style:style>
    <style:style style:name="P50" style:parent-style-name="NoSpacing" style:family="paragraph">
      <style:text-properties style:font-name="Times New Roman" style:font-name-complex="Times New Roman" fo:font-size="6pt" style:font-size-asian="6pt" style:font-size-complex="6pt"/>
    </style:style>
    <style:style style:name="P51" style:parent-style-name="NoSpacing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/>
    </style:style>
    <style:style style:name="P52" style:parent-style-name="NoSpacing" style:list-style-name="LFO8" style:family="paragraph">
      <style:text-properties style:font-name="Times New Roman" style:font-name-complex="Times New Roman"/>
    </style:style>
    <style:style style:name="P53" style:parent-style-name="NoSpacing" style:list-style-name="LFO8" style:family="paragraph">
      <style:text-properties style:font-name="Times New Roman" style:font-name-complex="Times New Roman"/>
    </style:style>
    <style:style style:name="P54" style:parent-style-name="NoSpacing" style:list-style-name="LFO8" style:family="paragraph">
      <style:text-properties style:font-name="Times New Roman" style:font-name-complex="Times New Roman"/>
    </style:style>
    <style:style style:name="P55" style:parent-style-name="NoSpacing" style:list-style-name="LFO8" style:family="paragraph">
      <style:text-properties style:font-name="Times New Roman" style:font-name-complex="Times New Roman"/>
    </style:style>
    <style:style style:name="P56" style:parent-style-name="NoSpacing" style:list-style-name="LFO8" style:family="paragraph">
      <style:text-properties style:font-name="Times New Roman" style:font-name-complex="Times New Roman"/>
    </style:style>
    <style:style style:name="P57" style:parent-style-name="NoSpacing" style:list-style-name="LFO8" style:family="paragraph">
      <style:text-properties style:font-name="Times New Roman" style:font-name-complex="Times New Roman"/>
    </style:style>
    <style:style style:name="P58" style:parent-style-name="NoSpacing" style:list-style-name="LFO8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NoSpacing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/>
    </style:style>
    <style:style style:name="P61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62" style:parent-style-name="NoSpacing" style:list-style-name="LFO19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63" style:parent-style-name="NoSpacing" style:list-style-name="LFO19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64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65" style:parent-style-name="NoSpacing" style:list-style-name="LFO17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66" style:parent-style-name="NoSpacing" style:list-style-name="LFO17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67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68" style:parent-style-name="NoSpacing" style:list-style-name="LFO11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69" style:parent-style-name="NoSpacing" style:list-style-name="LFO11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70" style:parent-style-name="NoSpacing" style:list-style-name="LFO11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71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72" style:parent-style-name="NoSpacing" style:list-style-name="LFO16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73" style:parent-style-name="NoSpacing" style:list-style-name="LFO16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74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 fo:font-size="6pt" style:font-size-asian="6pt" style:font-size-complex="6pt"/>
    </style:style>
    <style:style style:name="P75" style:parent-style-name="NoSpacing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>
        <style:tab-stops>
          <style:tab-stop style:type="center" style:position="3.75in"/>
        </style:tab-stops>
      </style:paragraph-properties>
      <style:text-properties style:font-name="Times New Roman" style:font-name-complex="Times New Roman" fo:font-weight="bold" style:font-weight-asian="bold"/>
    </style:style>
    <style:style style:name="P76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77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78" style:parent-style-name="NoSpacing" style:list-style-name="LFO18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79" style:parent-style-name="NoSpacing" style:list-style-name="LFO18" style:family="paragraph">
      <style:paragraph-properties>
        <style:tab-stops>
          <style:tab-stop style:type="right" style:position="7in"/>
        </style:tab-stops>
      </style:paragraph-properties>
      <style:text-properties style:font-name="Times New Roman" style:font-name-complex="Times New Roman"/>
    </style:style>
    <style:style style:name="P80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81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82" style:parent-style-name="NoSpacing" style:list-style-name="LFO9" style:family="paragraph">
      <style:text-properties style:font-name="Times New Roman" style:font-name-complex="Times New Roman"/>
    </style:style>
    <style:style style:name="P83" style:parent-style-name="NoSpacing" style:list-style-name="LFO9" style:family="paragraph">
      <style:text-properties style:font-name="Times New Roman" style:font-name-complex="Times New Roman"/>
    </style:style>
    <style:style style:name="P84" style:parent-style-name="NoSpacing" style:list-style-name="LFO9" style:family="paragraph">
      <style:text-properties style:font-name="Times New Roman" style:font-name-complex="Times New Roman"/>
    </style:style>
    <style:style style:name="P85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86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  <style:style style:name="P87" style:parent-style-name="NoSpacing" style:list-style-name="LFO10" style:family="paragraph">
      <style:text-properties style:font-name="Times New Roman" style:font-name-complex="Times New Roman"/>
    </style:style>
    <style:style style:name="P88" style:parent-style-name="NoSpacing" style:list-style-name="LFO10" style:family="paragraph">
      <style:text-properties style:font-name="Times New Roman" style:font-name-complex="Times New Roman"/>
    </style:style>
    <style:style style:name="P89" style:parent-style-name="NoSpacing" style:family="paragraph">
      <style:paragraph-properties>
        <style:tab-stops>
          <style:tab-stop style:type="right" style:position="7.5in"/>
        </style:tab-stops>
      </style:paragraph-properties>
      <style:text-properties style:font-name="Times New Roman" style:font-name-complex="Times New Roman"/>
    </style:style>
  </office:automatic-styles>
  <office:body>
    <office:text text:use-soft-page-breaks="true">
      <text:p text:style-name="P1">Hunter Schuler</text:p>
      <text:p text:style-name="P3"><text:span text:style-name="T4">2988 Taylor Drive</text:span><text:span text:style-name="T5"><text:tab/></text:span><text:a xlink:href="http://www.linkedin.com/in/hunter-schuler" office:target-frame-name="_top" xlink:show="replace"><text:span text:style-name="T6">www.linkedin.com/in/hunter-schuler</text:span></text:a><text:span text:style-name="T7"><text:s/></text:span><text:span text:style-name="T8"><text:tab/>Email:<text:s/></text:span><text:a xlink:href="mailto:schuler.hunter.l@gmail.com" office:target-frame-name="_top" xlink:show="replace"><text:span text:style-name="T9">schuler.hunter.l@gmail.com</text:span></text:a><text:span text:style-name="T10"><text:s/></text:span></text:p>
      <text:p text:style-name="P11">Center Valley, PA<text:s/>18034<text:tab/>www.github.com/SchulerHunter<text:tab/>Phone: 610-360-2551</text:p>
      <text:p text:style-name="P12"/>
      <text:p text:style-name="P13">OBJECTIVE</text:p>
      <text:p text:style-name="P14">To<text:s/>continue my career path in Computer Science while applying the skills I learned from my education in real world situations.</text:p>
      <text:p text:style-name="P15"/>
      <text:p text:style-name="P16">EDUCATION</text:p>
      <text:p text:style-name="P17">The Pennsylvania State University<text:tab/>University Park, PA</text:p>
      <text:p text:style-name="P18">College of Engineering and Eberly College of Science<text:tab/>Class of 2022</text:p>
      <text:p text:style-name="P19">Bachelor of Science<text:s/>in Computer Science and Physics<text:tab/>GPA: 3.51/4.00</text:p>
      <text:p text:style-name="P20"/>
      <text:p text:style-name="P21">WORK EXPERIENCE</text:p>
      <text:p text:style-name="P22">The Boeing Company<text:tab/>Oklahoma City, OK</text:p>
      <text:p text:style-name="P23">Software Engineering Intern<text:tab/>May 2020 – August 2020</text:p>
      <text:list text:style-name="LFO14" text:continue-numbering="true">
        <text:list-item>
          <text:p text:style-name="P24">Design and implement thin-layer for kernel<text:s/>call emulation of INTEGRITY Real Time Operating System to allow for local package builds without needs of third party hardware</text:p>
        </text:list-item>
        <text:list-item>
          <text:p text:style-name="P25">Add<text:s/>local server-client communications for automated script testing of B-52 simulation software<text:s/>to test new communication methods for radar modernization<text:s/>project</text:p>
        </text:list-item>
        <text:list-item>
          <text:p text:style-name="P26">Implement<text:s/>and test<text:s/>data<text:s/>management<text:s/>and verification<text:s/>utilities in<text:s/>B-52<text:s/>simulation software<text:s/>to assure correct and expected data passthrough of system</text:p>
        </text:list-item>
      </text:list>
      <text:p text:style-name="P27">Johns Hopkin’s University Applied Physics Lab<text:tab/>Columbia, MD</text:p>
      <text:p text:style-name="P28"><text:span text:style-name="T29">Software Engineering</text:span><text:span text:style-name="T30"><text:s/>Intern / On-Call</text:span><text:span text:style-name="T31"><text:tab/>May 2019 –<text:s/></text:span><text:span text:style-name="T32">January</text:span><text:span text:style-name="T33"><text:s/>2020</text:span></text:p>
      <text:list text:style-name="LFO13" text:continue-numbering="true">
        <text:list-item>
          <text:p text:style-name="P34">Create and deploy data analytics software to be used<text:s/>within<text:s/>bio-surveillance software<text:s/>ESSENCE<text:s/>at the<text:s/>CDC and Virginia Hospitals</text:p>
        </text:list-item>
        <text:list-item>
          <text:p text:style-name="P35">Create<text:s/>a custom API for accessing and transferring data with a Java Spring backend<text:s/>and MySQL tables</text:p>
        </text:list-item>
        <text:list-item>
          <text:p text:style-name="P36">Develop<text:s/>a<text:s/>solution to create a<text:s/>secure public facing side to data analytic platform for public viewing of<text:s/>created dashboards and visualizations</text:p>
        </text:list-item>
        <text:list-item>
          <text:p text:style-name="P37">Continue development of light-weight software SAGES for use in countries with fewer resources for national health monitoring</text:p>
        </text:list-item>
      </text:list>
      <text:p text:style-name="P38">Penn State University<text:tab/>State College, PA</text:p>
      <text:p text:style-name="P39">Physics Lab Assistant<text:tab/>December 2018 – Present</text:p>
      <text:list text:style-name="LFO12" text:continue-numbering="true">
        <text:list-item>
          <text:p text:style-name="P40">Assist in design, creation, and<text:s/>deployment of<text:s/>software for<text:s/>real time<text:s/>data analytics<text:s/>to be used within the LIGO system<text:s/>for gravitational wave analysis</text:p>
        </text:list-item>
        <text:list-item>
          <text:p text:style-name="P41">Assist in a team to create a website for sharing scientific data and tools amongst LIGO<text:s/>collaborators<text:s/>and global astronomers with live alerts for LIGO findings<text:s/></text:p>
        </text:list-item>
      </text:list>
      <text:p text:style-name="P42"><text:span text:style-name="T43">Avantor Performance Materials</text:span><text:span text:style-name="T44"><text:tab/></text:span><text:span text:style-name="T45">Center Valley, PA</text:span></text:p>
      <text:p text:style-name="P46">Junior Data Analyst<text:tab/>January 2018 – August 2018</text:p>
      <text:list text:style-name="LFO15" text:continue-numbering="true">
        <text:list-item>
          <text:p text:style-name="P47">Manage<text:s/>data within the SAP system, and update<text:s/>internal records<text:s/>within SAP database system</text:p>
        </text:list-item>
        <text:list-item>
          <text:p text:style-name="P48">Created various programs within excel to improve efficiency of data analysis for the procurement teams</text:p>
        </text:list-item>
      </text:list>
      <text:list text:style-name="LFO8" text:continue-numbering="true">
        <text:list-item>
          <text:p text:style-name="P49">Worked within the procurement team to assist<text:s/>in company merger<text:s/>by<text:s/>consolidating<text:s/>company purchase<text:s/>records within SAP database</text:p>
        </text:list-item>
      </text:list>
      <text:p text:style-name="P50"/>
      <text:p text:style-name="P51">SKILLS<text:tab/></text:p>
      <text:list text:style-name="LFO8" text:continue-numbering="true">
        <text:list-item>
          <text:p text:style-name="P52">Proficient with programming languages including<text:s/>C,<text:s/>C++, C#, Java,<text:s/>Python<text:s/>and web development languages</text:p>
        </text:list-item>
        <text:list-item>
          <text:p text:style-name="P53">SAP<text:s/>and SQL database experience, with skilled integration into Microsoft Office Suite and Python backend</text:p>
        </text:list-item>
        <text:list-item>
          <text:p text:style-name="P54">Experienced<text:s/>in Machine Learning libraries such as PyTorch and TensorFlow</text:p>
        </text:list-item>
        <text:list-item>
          <text:p text:style-name="P55">Worked with both Vue.JS and React and numerous JavaScript libraries for various web development projects</text:p>
        </text:list-item>
        <text:list-item>
          <text:p text:style-name="P56">Skilled with managing a personal server including implementing a reverse proxy and managing docker swarms</text:p>
        </text:list-item>
        <text:list-item>
          <text:p text:style-name="P57">Fluent in both the English and Spanish language</text:p>
        </text:list-item>
        <text:list-item>
          <text:p text:style-name="P58">Hands-on experience with a wide variety of tools including drills, saws, and soldering irons</text:p>
        </text:list-item>
      </text:list>
      <text:p text:style-name="P59"/>
      <text:soft-page-break/>
      <text:p text:style-name="P60">LEADERSHIP<text:s/>EXPERIENCE</text:p>
      <text:p text:style-name="P61">Nittany Apartments Resident Assistant<text:tab/>Fall 2020 –<text:s/>Spring 2021</text:p>
      <text:list text:style-name="LFO19" text:continue-numbering="true">
        <text:list-item>
          <text:p text:style-name="P62">Mentored and assisted residents and student athletes living within the Nittany Apartments living community at Penn State University</text:p>
        </text:list-item>
        <text:list-item>
          <text:p text:style-name="P63">Facilitated a sense of community within a diverse group of students, assuring their on campus experience was safe and that they felt comfortable in their new living spaces while enforcing campus policy</text:p>
        </text:list-item>
      </text:list>
      <text:p text:style-name="P64">IEEE Club Secretary<text:tab/>Spring 2020 –<text:s/>Fall 2020</text:p>
      <text:list text:style-name="LFO17" text:continue-numbering="true">
        <text:list-item>
          <text:p text:style-name="P65">Manage club activities and assure events<text:s/>are<text:s/>occurring as scheduled with no issues or incidents</text:p>
        </text:list-item>
        <text:list-item>
          <text:p text:style-name="P66">Keep an accurate account of time spent during meetings and optimize club resources and expenditure</text:p>
        </text:list-item>
      </text:list>
      <text:p text:style-name="P67">IEEE<text:s/>Projects Executive<text:tab/>Fall 2019<text:s/>–<text:s/>Spring 2020</text:p>
      <text:list text:style-name="LFO11" text:continue-numbering="true">
        <text:list-item>
          <text:p text:style-name="P68">Lead<text:s/>a<text:s/>small group to execute weekly workshops for members to learn<text:s/>EE<text:s/>skills to use in the workplace</text:p>
        </text:list-item>
        <text:list-item>
          <text:p text:style-name="P69">Assist with the executive board of the club to manage the development and growth of IEEE</text:p>
        </text:list-item>
        <text:list-item>
          <text:p text:style-name="P70">Collaborate<text:s/>with companies to perform workshops to further the education of students beyond the classroom</text:p>
        </text:list-item>
      </text:list>
      <text:p text:style-name="P71">IEEE Web Master / Personal Relations Chair<text:tab/>Fall 2018 – Spring 2019</text:p>
      <text:list text:style-name="LFO16" text:continue-numbering="true">
        <text:list-item>
          <text:p text:style-name="P72">Managed club website and historical information for outreach with recruiters and companies</text:p>
        </text:list-item>
        <text:list-item>
          <text:p text:style-name="P73">Assisted in seeking club sponsorship for various events and activities</text:p>
        </text:list-item>
      </text:list>
      <text:p text:style-name="P74"/>
      <text:p text:style-name="P75">VOLUNTEER EXPERIENCE</text:p>
      <text:p text:style-name="P76">IEEE THON Experience<text:tab/>State College, PA</text:p>
      <text:p text:style-name="P77">Volunteer<text:tab/>Fall 2018 – Current</text:p>
      <text:list text:style-name="LFO18" text:continue-numbering="true">
        <text:list-item>
          <text:p text:style-name="P78">Assist in fundraising and assurance of IEEE club attendance at Penn State’s THON fundraiser</text:p>
        </text:list-item>
        <text:list-item>
          <text:p text:style-name="P79">Aide in construction and decoration of club letters through utilizing Arduino to control the color and pattern of multiple LED strips in series</text:p>
        </text:list-item>
      </text:list>
      <text:p text:style-name="P80">Goschenhoppen Historians, Inc.<text:tab/>Perkiomenville, PA</text:p>
      <text:p text:style-name="P81">Apprentice Volunteer<text:tab/>August<text:s/>2014 – August<text:s/>2017</text:p>
      <text:list text:style-name="LFO9" text:continue-numbering="true">
        <text:list-item>
          <text:p text:style-name="P82">Volunteered as an apprentice in numerous trade exhibits from the 17th and 18th century including stone mason, gun smith, and black smith</text:p>
        </text:list-item>
        <text:list-item>
          <text:p text:style-name="P83">Paired with masters of each trade to learn the skills required to survive in the 17th and 18th century</text:p>
        </text:list-item>
        <text:list-item>
          <text:p text:style-name="P84">Educated audiences on the processes of the trades and how they were completed in their<text:s/>time of reference</text:p>
        </text:list-item>
      </text:list>
      <text:p text:style-name="P85">Service Mission Trip<text:tab/>Ivanhoe, VA</text:p>
      <text:p text:style-name="P86">Volunteer<text:tab/>June<text:s/>2017<text:s/></text:p>
      <text:list text:style-name="LFO10" text:continue-numbering="true">
        <text:list-item>
          <text:p text:style-name="P87">Worked with and lead a team of fellow students to perform light construction within a mining town</text:p>
        </text:list-item>
        <text:list-item>
          <text:p text:style-name="P88">Assisted<text:s/>residents with jobs they would otherwise<text:s/>be unable to fulfill themselves</text:p>
        </text:list-item>
      </text:list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Mention1" style:display-name="Mention1" style:family="text" style:parent-style-name="DefaultParagraphFont">
      <style:text-properties fo:color="#2B579A" fo:background-color="#E6E6E6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DengXian Light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Mangal" fo:letter-spacing="-0.0069in" style:letter-kerning="true" fo:font-size="28pt" style:font-size-asian="28pt" style:font-size-complex="28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lrzxr" style:display-name="lrzx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nter Schuler</meta:initial-creator>
    <dc:creator>Hunter Schuler</dc:creator>
    <meta:creation-date>2020-12-02T18:31:00Z</meta:creation-date>
    <dc:date>2020-12-02T18:31:00Z</dc:date>
    <meta:print-date>2020-06-24T23:44:00Z</meta:print-date>
    <meta:template xlink:href="Normal.dotm" xlink:type="simple"/>
    <meta:editing-cycles>2</meta:editing-cycles>
    <meta:editing-duration>PT0S</meta:editing-duration>
    <meta:document-statistic meta:page-count="2" meta:paragraph-count="11" meta:word-count="822" meta:character-count="5501" meta:row-count="39" meta:non-whitespace-character-count="4690"/>
  </office:meta>
</office:document-meta>
</file>